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465in" fo:margin-left="-0.075in" table:align="left" style:writing-mode="lr-tb"/>
    </style:style>
    <style:style style:name="Table1.A" style:family="table-column">
      <style:table-column-properties style:column-width="2.2125in"/>
    </style:style>
    <style:style style:name="Table1.B" style:family="table-column">
      <style:table-column-properties style:column-width="2.2167in"/>
    </style:style>
    <style:style style:name="Table1.C" style:family="table-column">
      <style:table-column-properties style:column-width="2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left="0.5in" fo:margin-right="0in" fo:text-align="center" style:justify-single-word="false" fo:text-indent="0in" style:auto-text-indent="false"/>
      <style:text-properties fo:font-weight="bold" style:font-weight-asian="bold"/>
    </style:style>
    <style:style style:name="P4" style:family="paragraph" style:parent-style-name="Standard">
      <style:paragraph-properties fo:margin-left="0.3937in" fo:margin-right="0in" fo:line-height="100%" fo:text-align="justify" style:justify-single-word="false" fo:text-indent="0.3598in" style:auto-text-indent="false">
        <style:tab-stops>
          <style:tab-stop style:position="0.6252in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.3744in" fo:margin-right="0in" fo:text-align="justify" style:justify-single-word="false" fo:text-indent="0in" style:auto-text-indent="false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Standard">
      <style:paragraph-properties fo:text-align="justify" style:justify-single-word="false" style:snap-to-layout-grid="false"/>
      <style:text-properties fo:language="en" fo:country="US"/>
    </style:style>
    <style:style style:name="P11" style:family="paragraph" style:parent-style-name="Standard">
      <style:paragraph-properties fo:margin-left="0.3744in" fo:margin-right="0in" fo:line-height="99%" fo:text-align="justify" style:justify-single-word="false" fo:text-indent="0in" style:auto-text-indent="false"/>
    </style:style>
    <style:style style:name="P12" style:family="paragraph" style:parent-style-name="Без_20_интервала">
      <style:text-properties style:font-name="Times New Roman" fo:font-size="12pt" fo:language="en" fo:country="US" style:font-size-asian="12pt" style:font-name-complex="Times New Roman" style:font-size-complex="12pt"/>
    </style:style>
    <style:style style:name="P13" style:family="paragraph" style:parent-style-name="Без_20_интервал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Без_20_интервала"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Без_20_интервала">
      <style:paragraph-properties fo:margin-left="0in" fo:margin-right="0in" fo:text-align="justify" style:justify-single-word="false" fo:text-indent="0.4917in" style:auto-text-indent="false"/>
    </style:style>
    <style:style style:name="P16" style:family="paragraph" style:parent-style-name="Без_20_интервала">
      <style:paragraph-properties fo:text-align="justify" style:justify-single-word="false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4" style:family="text">
      <style:text-properties fo:language="en" fo:country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letter-spacing="-0.0028in" style:font-name-complex="Courier New"/>
    </style:style>
    <style:style style:name="T9" style:family="text">
      <style:text-properties style:font-name="Times" fo:letter-spacing="-0.0016in" style:font-name-complex="Times"/>
    </style:style>
    <style:style style:name="T10" style:family="text">
      <style:text-properties fo:letter-spacing="-0.0028in"/>
    </style:style>
    <style:style style:name="T11" style:family="text">
      <style:text-properties fo:color="#c9211e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background-color="#ff8000" loext:char-shading-value="0"/>
    </style:style>
    <style:style style:name="T14" style:family="text">
      <style:text-properties fo:color="#000000" loext:opacity="100%" fo:background-color="#ff80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"><text:span text:style-name="T5">Лабораторная работа №3</text:span></text:p>
      <text:p text:style-name="P2"/>
      <text:p text:style-name="P3">Обработка текстовой информации</text:p>
      <text:p text:style-name="P13"/>
      <text:p text:style-name="P15"><text:span text:style-name="T1">Разработать приложение, разбирающее на лексемы текст из учебника по программированию и затем выполняющее с разобранным текстом операции согласно варианта. Разобранный текст должен быть представлен в виде объекта (текста), содержащего, например, предложения и блоки кода. Предложение, в свою очередь, может содержать простые слова и знаки препинания. <text:s/>Создать соответствующие классы сущностей, например, Слово, Предложение, Знак препинания и др. </text:span></text:p>
      <text:p text:style-name="P16"><text:span text:style-name="T1">Код, выполняющий разбор текста на составляющие части, следует оформить в виде классов-парсеров. <text:s/>Во всех задачах заменять табуляции и последовательности пробелов одним пробелом. Для деления текста на предложения и другие составляющие следует использовать регулярные выражения.</text:span></text:p>
      <text:p text:style-name="P16"><text:span text:style-name="T1">Приложение должно иметь локализацию, поддерживать работу с кириллицей, использовать </text:span><text:span text:style-name="T2">properties</text:span><text:span text:style-name="T1"> файлы.</text:span></text:p>
      <text:p text:style-name="P16"><text:span text:style-name="T3">Рекомендации</text:span><text:span text:style-name="T1">:</text:span></text:p>
      <text:p text:style-name="P16"><text:span text:style-name="T1">Для разбора текста на лексемы использовать шаблон </text:span><text:span text:style-name="T2">Chain</text:span><text:span text:style-name="T1"> </text:span><text:span text:style-name="T2">of</text:span><text:span text:style-name="T1"> </text:span><text:span text:style-name="T2">Responsibility</text:span><text:span text:style-name="T1">.</text:span></text:p>
      <text:p text:style-name="Без_20_интервала"><text:span text:style-name="T1">Предусмотреть возможность сборки исходного текста из полученных лексем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Срок выдачи задания:</text:p>
          </table:table-cell>
          <table:table-cell table:style-name="Table1.A1" office:value-type="string">
            <text:p text:style-name="P7">Срок сдачи задания:</text:p>
          </table:table-cell>
        </table:table-row>
        <table:table-row table:style-name="Table1.1">
          <table:table-cell table:style-name="Table1.A1" office:value-type="string">
            <text:p text:style-name="P7"><text:span text:style-name="T4">12</text:span> группа</text:p>
          </table:table-cell>
          <table:table-cell table:style-name="Table1.A1" office:value-type="string">
            <text:p text:style-name="P7">0<text:span text:style-name="T4">3</text:span>.10.2<text:span text:style-name="T4">2</text:span></text:p>
            <text:p text:style-name="P9"/>
          </table:table-cell>
          <table:table-cell table:style-name="Table1.A1" office:value-type="string">
            <text:p text:style-name="P7">1<text:span text:style-name="T4">0</text:span>.10.2<text:span text:style-name="T4">2</text:span> (иерархия классов, цепочка парсеров)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17.10.22 (действия с текстом согласно варианта, локализация, <text:span text:style-name="T4">properties</text:span> файлы)</text:p>
          </table:table-cell>
        </table:table-row>
        <table:table-row table:style-name="Table1.1">
          <table:table-cell table:style-name="Table1.A1" office:value-type="string">
            <text:p text:style-name="P7"><text:span text:style-name="T4">1</text:span>3 группа</text:p>
          </table:table-cell>
          <table:table-cell table:style-name="Table1.A1" office:value-type="string">
            <text:p text:style-name="P7">0<text:span text:style-name="T4">3</text:span>.10.2<text:span text:style-name="T4">2</text:span></text:p>
          </table:table-cell>
          <table:table-cell table:style-name="Table1.A1" office:value-type="string">
            <text:p text:style-name="P7">1<text:span text:style-name="T4">0</text:span>.10.2<text:span text:style-name="T4">2</text:span> (иерархия классов, цепочка парсеров)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>17.10.22 (действия с текстом согласно варианта, локализация, <text:span text:style-name="T4">properties</text:span> файлы)</text:p>
          </table:table-cell>
        </table:table-row>
      </table:table>
      <text:p text:style-name="P7"/>
      <text:p text:style-name="P7">Максимальное количество баллов за работу – 50. </text:p>
      <text:p text:style-name="P7"/>
      <text:p text:style-name="P7">Номер окончательной версии:</text:p>
      <text:p text:style-name="P7">1 версия – коэффициент 1, 2 версия – коэффициент 0,6, 3 версия – коэффициент 0,4.</text:p>
      <text:p text:style-name="P7">Дата сдачи </text:p>
      <text:p text:style-name="P7">До указанной даты – коэффициент 1, до 13.10(ч.1), 20.10(ч.2) – коэффициент 0,6, позже – коэффициент 0,4.</text:p>
      <text:p text:style-name="P7"/>
      <text:p text:style-name="P7"/>
      <text:p text:style-name="P4"/>
      <text:p text:style-name="P11">1. Найти наибольшее количество предложений текста, в которых есть одинаковые слова.</text:p>
      <text:p text:style-name="P11">Вывести все предложения заданного текста в порядке возрастания <text:line-break/>количества слов в каждом из них.</text:p>
      <text:p text:style-name="P11">2. Найти такое слово в первом предложении, которого нет ни в одном из остальных предложений.</text:p>
      <text:p text:style-name="P11"><text:soft-page-break/>Во всех вопросительных предложениях текста найти и напеча­тать без повторений слова заданной длины.</text:p>
      <text:p text:style-name="P11">3. В каждом предложении текста поменять местами первое слово с последним, не изменяя длины предложения.</text:p>
      <text:p text:style-name="P11">Напечатать слова текста в алфавитном порядке по первой <text:line-break/>букве. Слова, начинающиеся с новой буквы, печатать с красной строки.</text:p>
      <text:p text:style-name="P8">4. Рассортировать слова текста по возрастанию доли гласных <text:span text:style-name="T9">букв (отношение количества гласных к общему количеству букв в слове).</text:span></text:p>
      <text:p text:style-name="P8"><text:span text:style-name="T10">Слова текста, начинающиеся с гласных букв, рассортировать в алфавитном порядке по первой согласной букве слова.</text:span></text:p>
      <text:p text:style-name="P8">5. Все слова текста рассортировать по возрастанию количества заданной буквы в слове. Слова с одинаковым коли­чеством расположить в алфавитном порядке.</text:p>
      <text:p text:style-name="P8">Существует текст и список слов. Для каждого слова из заданного списка найти, сколько раз оно встречается в каждом предложении, и рассортировать слова по убыванию общего количества вхождений.</text:p>
      <text:p text:style-name="P8">6. В каждом предложении текста исключить подстроку максимальной длины, начинающуюся и заканчивающуюся заданными символами.</text:p>
      <text:p text:style-name="P8">Из текста удалить все слова заданной длины, начинающиеся на согласную букву.</text:p>
      <text:p text:style-name="P8">7. Отсортировать слова в тексте по убыванию количества вхождений заданного символа, а в случае равенства – по алфавиту.</text:p>
      <text:p text:style-name="P8">В заданном тексте найти подстроку максимальной длины, являющуюся палиндромом, т.е. читающуюся слева направо и справа налево одинаково.</text:p>
      <text:p text:style-name="P8">8. Преобразовать каждое слово в тексте, удалив из него все последующие (предыдущие) вхождения первой (последней) буквы этого слова.</text:p>
      <text:p text:style-name="P8">В некотором предложении текста слова заданной длины заменить указанной подстрокой, длина которой может не совпадать с длиной слова.</text:p>
      <text:p text:style-name="P8">9. Из <text:span text:style-name="T4">Java</text:span> кода удалить все комментарии.</text:p>
      <text:p text:style-name="P8">В <text:span text:style-name="T4">Java</text:span> код добавить <text:span text:style-name="T4">get</text:span> и <text:span text:style-name="T4">set</text:span> методы для всех полей класса.</text:p>
      <text:p text:style-name="P8">10. В тексте найти первую подстроку максимальной длины, не содержащую букв.</text:p>
      <text:p text:style-name="P8">Преобразовать текст таким образом, чтобы каждое слово начиналось с заглавной буквы.</text:p>
      <text:p text:style-name="P8">11. Вывести все предложения заданного текста в порядке возрастания количества слов в каждом из них.</text:p>
      <text:p text:style-name="P11">Найти такое слово в первом предложении, которого нет ни в одном из остальных предложений.</text:p>
      <text:p text:style-name="P8">12. Вывести все предложения заданного текста в порядке возрастания <text:line-break/>количества слов в каждом из них.</text:p>
      <text:p text:style-name="P8">Рассортировать слова текста по возрастанию доли гласных <text:span text:style-name="T9">букв (отношение количества гласных к общему количеству букв в слове).</text:span></text:p>
      <text:p text:style-name="P8">13. Все слова текста рассортировать по возрастанию количества заданной буквы в слове. Слова с одинаковым коли­чеством расположить в алфавитном порядке.</text:p>
      <text:p text:style-name="P11">Найти такое слово в первом предложении, которого нет ни в одном из остальных предложений.</text:p>
      <text:p text:style-name="P8"><text:span text:style-name="T14">14. </text:span>Существует текст и список слов. Для каждого слова из заданного списка найти, сколько раз оно встречается в каждом предложении, и рассортировать слова по убыванию общего количества вхождений.</text:p>
      <text:p text:style-name="P8">Из текста удалить все слова заданной длины, начинающиеся на согласную букву.</text:p>
      <text:p text:style-name="P8">15. Отсортировать слова в тексте по убыванию количества вхождений заданного символа, а в случае равенства – по алфавиту.</text:p>
      <text:p text:style-name="P8">Преобразовать каждое слово в тексте, удалив из него все последующие (предыдущие) вхождения первой (последней) буквы этого слова.</text:p>
      <text:p text:style-name="P8"><text:soft-page-break/>16. Преобразовать текст таким образом, чтобы каждое слово начиналось с заглавной буквы.</text:p>
      <text:p text:style-name="P8">Вывести все предложения заданного текста в порядке возрастания количества слов в каждом из них.</text:p>
      <text:p text:style-name="P8">17. В тексте найти первую подстроку максимальной длины, не содержащую букв.</text:p>
      <text:p text:style-name="P8">Рассортировать слова текста по возрастанию доли гласных <text:span text:style-name="T9">букв (отношение количества гласных к общему количеству букв в слове).</text:span></text:p>
      <text:p text:style-name="P11">18. В каждом предложении текста поменять местами первое слово с последним, не изменяя длины предложения.</text:p>
      <text:p text:style-name="P8"><text:span text:style-name="T10">Слова текста, начинающиеся с гласных букв, рассортировать в алфавитном порядке по первой согласной букве слова.</text:span></text:p>
      <text:p text:style-name="P8">19. Все слова текста рассортировать по возрастанию количества заданной буквы в слове. Слова с одинаковым коли­чеством расположить в алфавитном порядке.</text:p>
      <text:p text:style-name="P8">Преобразовать каждое слово в тексте, удалив из него все последующие (предыдущие) вхождения первой (последней) буквы этого слова.</text:p>
      <text:p text:style-name="P8">20. Вывести все предложения заданного текста в порядке возрастания <text:line-break/>количества слов в каждом из них.</text:p>
      <text:p text:style-name="P8">Найти такое слово в первом предложении, которого нет ни в одном из остальных предложений.</text:p>
      <text:p text:style-name="P8">21. Напечатать слова текста в алфавитном порядке по первой <text:line-break/>букве. Слова, начинающиеся с новой буквы, печатать с красной строки.</text:p>
      <text:p text:style-name="P8">В тексте найти первую подстроку максимальной длины, не содержащую букв.</text:p>
      <text:p text:style-name="P8">Преобразовать текст таким образом, чтобы каждое слово начиналось с заглавной буквы.</text:p>
      <text:p text:style-name="P8">22. В тексте найти первую подстроку максимальной длины, не содержащую букв.</text:p>
      <text:p text:style-name="P8">Преобразовать текст таким образом, чтобы каждое слово начиналось с заглавной буквы.</text:p>
      <text:p text:style-name="P8">Из текста удалить все слова заданной длины, начинающиеся на гласную букву.</text:p>
      <text:p text:style-name="P8">23. После каждого слова текста, заканчивающегося заданной под­строкой, вставить указанное слово.</text:p>
      <text:p text:style-name="P8">Из кода Java удалить все комментарии (//, /*, /**).</text:p>
      <text:p text:style-name="P8">24. В тексте найти все пары слов, из которых одно является об­ращением другого.</text:p>
      <text:p text:style-name="P8">В тексте найти первую подстроку максимальной длины, не со­держащую букв.</text:p>
      <text:p text:style-name="P8">25. Найти, каких букв, гласных или согласных, больше в каждом предложении текста.</text:p>
      <text:p text:style-name="P8">Преобразовать текст так, чтобы только первые буквы каждого предложения были заглавными.</text:p>
      <text:p text:style-name="P8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4pt" style:font-size-asian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Без_20_интервала" style:display-name="Без интервала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091in" fo:text-indent="-0.2366in" fo:margin-left="0.7091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Kate</meta:initial-creator>
    <meta:creation-date>2012-10-21T19:14:00</meta:creation-date>
    <dc:date>2022-10-03T21:53:33.818302250</dc:date>
    <meta:editing-cycles>25</meta:editing-cycles>
    <meta:editing-duration>PT4H25M23S</meta:editing-duration>
    <meta:document-statistic meta:table-count="1" meta:image-count="0" meta:object-count="0" meta:page-count="3" meta:paragraph-count="75" meta:word-count="961" meta:character-count="6983" meta:non-whitespace-character-count="6078"/>
    <meta:generator>LibreOffice/7.3.5.2$Linux_X86_64 LibreOffice_project/30$Build-2</meta:generator>
  </office:meta>
</office:document-meta>
</file>